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344968576044485898"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468436362290610129"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7812923511164359608"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087839287563719141"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0"><text:span text:style-name="T2">Times for the runs: 2:49, 2:41, 2:29, 2:27, 2:18.5(7:17/mile)</text:span></text:p>
      <text:p text:style-name="P10">Warm down: <text:span text:style-name="T2"><text:s/>½ mile</text:span></text:p>
      <text:p text:style-name="P10"><text:span text:style-name="T2"/></text:p>
      <text:p text:style-name="P10"><text:span text:style-name="T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5T19:42:04.25</dc:date>
    <dc:creator>James Lombardi</dc:creator>
    <meta:editing-duration>P3DT6H44M16S</meta:editing-duration>
    <meta:editing-cycles>325</meta:editing-cycles>
    <meta:generator>OpenOffice/4.1.2$Win32 OpenOffice.org_project/412m3$Build-9782</meta:generator>
    <meta:document-statistic meta:table-count="0" meta:image-count="0" meta:object-count="0" meta:page-count="49" meta:paragraph-count="1277" meta:word-count="13957" meta:character-count="68926"/>
  </office:meta>
</office:document-meta>
</file>